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 svg:font-family=""/>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ff0000" loext:opacity="100%" style:font-name="F" fo:font-size="20pt" style:font-size-asian="17.5pt" style:font-size-complex="20pt"/>
    </style:style>
    <style:style style:name="P2" style:family="paragraph" style:parent-style-name="Standard">
      <style:text-properties fo:color="#ffffff" loext:opacity="100%" style:font-name="F" fo:font-size="14pt" officeooo:rsid="000974e2" officeooo:paragraph-rsid="000974e2" style:font-size-asian="12.25pt" style:font-size-complex="14pt"/>
    </style:style>
    <style:style style:name="P3" style:family="paragraph" style:parent-style-name="Standard" style:list-style-name="L1">
      <style:paragraph-properties fo:text-align="start" style:justify-single-word="false"/>
      <style:text-properties fo:color="#ffffff" loext:opacity="100%" style:font-name="F" fo:font-size="14pt" officeooo:rsid="000974e2" officeooo:paragraph-rsid="000974e2" style:font-size-asian="12.25pt" style:font-size-complex="14pt"/>
    </style:style>
    <style:style style:name="P4" style:family="paragraph" style:parent-style-name="Standard" style:list-style-name="L1">
      <style:paragraph-properties fo:text-align="start" style:justify-single-word="false"/>
      <style:text-properties fo:color="#ffffff" loext:opacity="100%" style:font-name="F" fo:font-size="14pt" officeooo:paragraph-rsid="000974e2" style:font-size-asian="12.25pt" style:font-size-complex="14pt"/>
    </style:style>
    <style:style style:name="P5" style:family="paragraph" style:parent-style-name="Standard" style:list-style-name="L1">
      <style:paragraph-properties fo:text-align="start" style:justify-single-word="false"/>
      <style:text-properties fo:color="#ffffff" loext:opacity="100%" style:font-name="F" fo:font-size="14pt" officeooo:rsid="000aa800" officeooo:paragraph-rsid="000aa800" style:font-size-asian="12.25pt" style:font-size-complex="14pt"/>
    </style:style>
    <style:style style:name="P6" style:family="paragraph" style:parent-style-name="Standard">
      <style:paragraph-properties fo:text-align="start" style:justify-single-word="false"/>
      <style:text-properties fo:color="#ffffff" loext:opacity="100%" style:font-name="F" fo:font-size="14pt" officeooo:rsid="000aa800" officeooo:paragraph-rsid="000aa800" style:font-size-asian="12.25pt" style:font-size-complex="14pt"/>
    </style:style>
    <style:style style:name="P7" style:family="paragraph" style:parent-style-name="Standard" style:list-style-name="L2">
      <style:paragraph-properties fo:text-align="start" style:justify-single-word="false"/>
      <style:text-properties fo:color="#ffffff" loext:opacity="100%" style:font-name="F" fo:font-size="14pt" officeooo:rsid="000aa800" officeooo:paragraph-rsid="000aa800" style:font-size-asian="12.25pt" style:font-size-complex="14pt"/>
    </style:style>
    <style:style style:name="P8" style:family="paragraph" style:parent-style-name="Standard" style:list-style-name="L3">
      <style:paragraph-properties fo:text-align="start" style:justify-single-word="false"/>
      <style:text-properties fo:color="#ffffff" loext:opacity="100%" style:font-name="F" fo:font-size="14pt" officeooo:rsid="000aa800" officeooo:paragraph-rsid="000aa800" style:font-size-asian="12.25pt" style:font-size-complex="14pt"/>
    </style:style>
    <style:style style:name="P9" style:family="paragraph" style:parent-style-name="Standard" style:list-style-name="L4">
      <style:paragraph-properties fo:text-align="start" style:justify-single-word="false"/>
      <style:text-properties fo:color="#ffffff" loext:opacity="100%" style:font-name="F" fo:font-size="14pt" officeooo:rsid="000aa800" officeooo:paragraph-rsid="000aa800" style:font-size-asian="12.25pt" style:font-size-complex="14pt"/>
    </style:style>
    <style:style style:name="P10" style:family="paragraph" style:parent-style-name="Standard">
      <style:text-properties fo:color="#ffffff" loext:opacity="100%" style:font-name="F" fo:font-size="13pt" officeooo:rsid="000974e2" officeooo:paragraph-rsid="000974e2" style:font-size-asian="11.3500003814697pt" style:font-size-complex="13pt"/>
    </style:style>
    <style:style style:name="T1" style:family="text">
      <style:text-properties officeooo:rsid="000974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arning: This is not for professional use. This is just for educational purposes and a fun weekend project. Do not use it in a public environment.</text:span></text:p>
      <text:p text:style-name="P1"/>
      <text:p text:style-name="P2"/>
      <text:p text:style-name="P2">What is this?</text:p>
      <text:list text:style-name="L1">
        <text:list-item>
          <text:p text:style-name="P3">This is a chatroom built using websockets and flask, and written in python.</text:p>
        </text:list-item>
        <text:list-item>
          <text:p text:style-name="P4"><text:span text:style-name="T1">It runs a http server on the host specified on the app.run() function, and a websocket server on the specified host and port while declaring the server object, both in main.py</text:span></text:p>
        </text:list-item>
        <text:list-item>
          <text:p text:style-name="P3">Flask serves the lohin.html at the http server using the render_template() function, which asks credentials.</text:p>
        </text:list-item>
        <text:list-item>
          <text:p text:style-name="P3">If the entered credentials are in the users dictionary (Where username is the key and password is tha value), it serves chatRoom.html. If it is not in the dictionary, it serves the loginFailure.html.</text:p>
        </text:list-item>
        <text:list-item>
          <text:p text:style-name="P3">ChatRoom.html inputs the ip adress and connects to the websocket server hosted by chat.py.</text:p>
        </text:list-item>
        <text:list-item>
          <text:p text:style-name="P5">Websocket server asks for a nickname, which is stored later in another dictionary clients, with the corresponding websocket clients.</text:p>
        </text:list-item>
        <text:list-item>
          <text:p text:style-name="P5">It then handles the messaging.</text:p>
        </text:list-item>
      </text:list>
      <text:p text:style-name="P6"/>
      <text:p text:style-name="P6">How to use:</text:p>
      <text:list text:style-name="L2">
        <text:list-item>
          <text:p text:style-name="P7">Clone the repo</text:p>
        </text:list-item>
        <text:list-item>
          <text:p text:style-name="P7">Install dependencies listed in requirements.txt</text:p>
        </text:list-item>
        <text:list-item>
          <text:p text:style-name="P7">Specify host and port in main.py.</text:p>
        </text:list-item>
        <text:list-item>
          <text:p text:style-name="P7">Run main.py</text:p>
        </text:list-item>
      </text:list>
      <text:p text:style-name="P6"/>
      <text:p text:style-name="P6">What next?</text:p>
      <text:list text:style-name="L3">
        <text:list-item>
          <text:p text:style-name="P8">Maybe I’ll add a system that periodically generates random 8 digit usernames and passwords and appends them to users.</text:p>
        </text:list-item>
        <text:list-item>
          <text:p text:style-name="P8">I am looking to integrate the whole system with another piece of code later.</text:p>
        </text:list-item>
        <text:list-item>
          <text:p text:style-name="P8">Possible microcontroller porting later (ESP32 most likely)</text:p>
        </text:list-item>
        <text:list-item>
          <text:p text:style-name="P8"><text:soft-page-break/>Encryption (?)</text:p>
        </text:list-item>
        <text:list-item>
          <text:p text:style-name="P8">And a lot more...</text:p>
        </text:list-item>
      </text:list>
      <text:p text:style-name="P6"/>
      <text:p text:style-name="P6">I am a high school student interested mostly in embedded tech but I also ocassionaly like to tinker with other stuff like this. I am very new <text:s/>to python. Any suggestions on how to improve, optmise or make this better in any way will be very hepful and highly appreciated.</text:p>
      <text:p text:style-name="P6"/>
      <text:p text:style-name="P6">Contact me:</text:p>
      <text:list text:style-name="L4">
        <text:list-item>
          <text:p text:style-name="P9"><text:a xlink:type="simple" xlink:href="mailto:ritosankho@proton.me" text:style-name="Internet_20_link" text:visited-style-name="Visited_20_Internet_20_Link">ritosankho@proton.me</text:a></text:p>
        </text:list-item>
        <text:list-item>
          <text:p text:style-name="P9">Instagram: <text:a xlink:type="simple" xlink:href="http://instagram.com/ritosankhohalder" text:style-name="Internet_20_link" text:visited-style-name="Visited_20_Internet_20_Link">@ritosankhohalder</text:a></text:p>
        </text:list-item>
      </text:list>
      <text:p text:style-name="P6"/>
      <text:p text:style-name="P6">Thank you for taking time to check out my repo.</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F" svg:font-family=""/>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5T21:08:34.304985772</meta:creation-date>
    <dc:date>2025-11-05T21:30:01.896508242</dc:date>
    <meta:editing-duration>PT10M42S</meta:editing-duration>
    <meta:editing-cycles>1</meta:editing-cycles>
    <meta:document-statistic meta:table-count="0" meta:image-count="0" meta:object-count="0" meta:page-count="2" meta:paragraph-count="25" meta:word-count="309" meta:character-count="1776" meta:non-whitespace-character-count="1509"/>
    <meta:generator>LibreOffice/25.2.6.2$Linux_X86_64 LibreOffice_project/520$Build-2</meta:generator>
  </office:meta>
</office:document-meta>
</file>